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574a" officeooo:paragraph-rsid="001b574a"/>
    </style:style>
    <style:style style:name="P2" style:family="paragraph" style:parent-style-name="Standard">
      <style:text-properties officeooo:rsid="001d1aee" officeooo:paragraph-rsid="001d1aee"/>
    </style:style>
    <style:style style:name="P3" style:family="paragraph" style:parent-style-name="Standard">
      <style:text-properties officeooo:paragraph-rsid="001d1aee"/>
    </style:style>
    <style:style style:name="P4" style:family="paragraph" style:parent-style-name="Standard">
      <style:text-properties officeooo:rsid="001e15da" officeooo:paragraph-rsid="001e15da"/>
    </style:style>
    <style:style style:name="P5" style:family="paragraph" style:parent-style-name="Standard">
      <style:text-properties fo:font-size="16pt" officeooo:rsid="001e15da" officeooo:paragraph-rsid="001e15da" style:font-size-asian="16pt" style:font-size-complex="16pt"/>
    </style:style>
    <style:style style:name="P6" style:family="paragraph" style:parent-style-name="Standard">
      <style:text-properties fo:color="#004586" fo:font-size="16pt" officeooo:rsid="001b574a" officeooo:paragraph-rsid="001b574a" style:font-size-asian="16pt" style:font-size-complex="16pt"/>
    </style:style>
    <style:style style:name="P7" style:family="paragraph" style:parent-style-name="Standard">
      <style:text-properties fo:color="#004586" fo:font-size="16pt" officeooo:rsid="001d1aee" officeooo:paragraph-rsid="001d1aee" style:font-size-asian="16pt" style:font-size-complex="16pt"/>
    </style:style>
    <style:style style:name="P8" style:family="paragraph" style:parent-style-name="Standard">
      <style:text-properties fo:color="#004586" fo:font-size="16pt" officeooo:rsid="001d1aee" officeooo:paragraph-rsid="001e15da" style:font-size-asian="16pt" style:font-size-complex="16pt"/>
    </style:style>
    <style:style style:name="P9" style:family="paragraph" style:parent-style-name="Standard">
      <style:text-properties fo:color="#004586" fo:font-size="18pt" officeooo:rsid="001d1aee" officeooo:paragraph-rsid="001d1aee" style:font-size-asian="18pt" style:font-size-complex="18pt"/>
    </style:style>
    <style:style style:name="P10" style:family="paragraph" style:parent-style-name="Standard">
      <style:text-properties fo:color="#004586" fo:font-size="18pt" officeooo:rsid="001d1aee" officeooo:paragraph-rsid="001e15da" style:font-size-asian="18pt" style:font-size-complex="18pt"/>
    </style:style>
    <style:style style:name="P11" style:family="paragraph" style:parent-style-name="Standard">
      <style:text-properties fo:color="#004586" fo:font-size="18pt" officeooo:rsid="001e1ff3" officeooo:paragraph-rsid="001e1ff3" style:font-size-asian="18pt" style:font-size-complex="18pt"/>
    </style:style>
    <style:style style:name="T1" style:family="text">
      <style:text-properties officeooo:rsid="001d1aee"/>
    </style:style>
    <style:style style:name="T2" style:family="text">
      <style:text-properties officeooo:rsid="001e15da"/>
    </style:style>
    <style:style style:name="T3" style:family="text">
      <style:text-properties fo:font-variant="normal" fo:text-transform="none" fo:color="#1a1a1a" style:font-name="Merriweather"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bold" officeooo:rsid="001d1aee" style:font-weight-asian="bold" style:font-weight-complex="bold"/>
    </style:style>
    <style:style style:name="T6" style:family="text">
      <style:text-properties fo:font-weight="bold" officeooo:rsid="001e15da" style:font-weight-asian="bold" style:font-weight-complex="bold"/>
    </style:style>
    <style:style style:name="T7"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étrospective du vendredi 27 janvier 2017</text:p>
      <text:p text:style-name="P4"/>
      <text:p text:style-name="P4"/>
      <text:p text:style-name="P5">Elsa :</text:p>
      <text:p text:style-name="P5"/>
      <text:p text:style-name="P6">Bonjour, nous sommes une équipe de 4 personnes, <text:span text:style-name="T6">apprentis à la WildCodeSchool</text:span><text:span text:style-name="T2">,<text:line-break/></text:span>constituée de Bénédicte, Cédric, Jérôme et Elsa (moi-même)</text:p>
      <text:p text:style-name="P6"/>
      <text:p text:style-name="P6">le <text:span text:style-name="T4">projet sur lequel nous travaillons</text:span> actuellement <text:span text:style-name="T1">est la </text:span><text:span text:style-name="T5">création d'un site Web</text:span><text:span text:style-name="T1"> pour l'association d'astronomie </text:span><text:span text:style-name="T5">WildAstronaut</text:span><text:span text:style-name="T1">.</text:span></text:p>
      <text:p text:style-name="P6"/>
      <text:p text:style-name="P8">Ce projet a une durée prévue de <text:span text:style-name="T4">4 semaines</text:span> que nous avons découpé en <text:span text:style-name="T4">4 sprints</text:span>, en se basant sur la <text:span text:style-name="T4">méthode agile Scrum</text:span>.</text:p>
      <text:p text:style-name="P8"><text:line-break/>Nous sommes actuellement à la<text:span text:style-name="T4"> fin du Second sprint:</text:span><text:line-break/><text:tab/>pour lequel j'ai endossé le rôle de product Owner</text:p>
      <text:p text:style-name="P7"><text:tab/>et XX celui de ScrumMaster.<text:line-break/></text:p>
      <text:p text:style-name="P7">Lors de la <text:span text:style-name="T4">rétrospective de la semaine dernière </text:span>nous avions présenté la <text:span text:style-name="T4">page d’accueil </text:span>du site. </text:p>
      <text:p text:style-name="P7"/>
      <text:p text:style-name="P7">Je <text:span text:style-name="T4">laisse à présent la parole</text:span> à Cédric pour vous présenter les <text:span text:style-name="T4">avancées de la semaine</text:span>.</text:p>
      <text:p text:style-name="P2"/>
      <text:p text:style-name="P2"/>
      <text:p text:style-name="P2"/>
      <text:p text:style-name="P2">Cédric :</text:p>
      <text:p text:style-name="P9"/>
      <text:p text:style-name="P9"><text:span text:style-name="T4">L'aboutissement</text:span> du <text:span text:style-name="T4">second Sprint</text:span> a été la <text:span text:style-name="T4">création</text:span> de la <text:span text:style-name="T4">page Blog</text:span> et de la <text:span text:style-name="T4">page Article</text:span></text:p>
      <text:p text:style-name="P9"/>
      <text:p text:style-name="P9">dans le <text:span text:style-name="T4">sprint 1</text:span> nous avions <text:span text:style-name="T4">défini</text:span> <text:span text:style-name="T6">par</text:span><text:span text:style-name="T2"> </text:span><text:span text:style-name="T6">sketching</text:span><text:span text:style-name="T2"> les structures des pages </text:span><text:span text:style-name="T6">avec</text:span><text:span text:style-name="T2"> le </text:span><text:span text:style-name="T6">client</text:span><text:span text:style-name="T2">.</text:span></text:p>
      <text:p text:style-name="P9"/>
      <text:p text:style-name="P11">Voici le résultat de notre travail de la semaine:</text:p>
      <text:p text:style-name="P9"/>
      <text:p text:style-name="P10"><text:tab/>-<text:tab/>page Blog </text:p>
      <text:p text:style-name="P10"><text:tab/>-<text:tab/>page Article</text:p>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3"><text:span text:style-name="T1">ProductOwner : </text:span><text:span text:style-name="T3">Le PO est un membre à part entière de l’équipe Scrum dont la responsabilité principale est de définir un produit qui apportera le maximum de valeur métier aux utilisateurs dans le temps et le budget impartis au projet.</text:span></text:p>
      <text:p text:style-name="P2"/>
      <text:p text:style-name="P2">ScrumMast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rriweather" svg:font-family="Merriweath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09:49:47.161016411</meta:creation-date>
    <dc:date>2017-01-27T11:52:05.758350752</dc:date>
    <meta:editing-duration>PT2M13S</meta:editing-duration>
    <meta:editing-cycles>1</meta:editing-cycles>
    <meta:document-statistic meta:table-count="0" meta:image-count="0" meta:object-count="0" meta:page-count="1" meta:paragraph-count="17" meta:word-count="215" meta:character-count="1252" meta:non-whitespace-character-count="1046"/>
    <meta:generator>LibreOffice/4.2.8.2$Linux_X86_64 LibreOffice_project/420m0$Build-2</meta:generator>
  </office:meta>
</office:document-meta>
</file>